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00000000280000001E0BF80C38FB71D481C.png" manifest:media-type="image/png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8cm" svg:stroke-color="#666666" draw:marker-start-width="0.242cm" draw:marker-end-width="0.242cm" draw:fill-color="#ffffff" draw:textarea-horizontal-align="justify" draw:textarea-vertical-align="middle" draw:auto-grow-height="false" fo:min-height="0.122cm" fo:min-width="1.972cm" fo:padding-top="0.139cm" fo:padding-bottom="0.139cm" fo:padding-left="0.264cm" fo:padding-right="0.264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15cm" fo:min-width="0.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81cm" fo:min-width="0.1cm"/>
    </style:style>
    <style:style style:name="gr6" style:family="graphic" style:parent-style-name="objectwithoutfill">
      <style:graphic-properties draw:stroke="dash" draw:stroke-dash="Ultrafine_20_Dashed" svg:stroke-width="0.081cm" svg:stroke-color="#cc9900" draw:marker-start-width="0.321cm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cm" svg:stroke-color="#ffff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99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color="#ffff00" draw:fill-color="#996600" dr3d:vertical-segments="14" dr3d:close-front="true" dr3d:close-back="true"/>
    </style:style>
    <style:style style:name="gr9" style:family="graphic" style:parent-style-name="objectwithoutfill">
      <style:graphic-properties svg:stroke-width="0.106cm" svg:stroke-color="#ff3333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塗りつぶしなし線なしオブジェクト">
      <style:graphic-properties draw:fill="solid" draw:fill-color="#ff9900" draw:textarea-vertical-align="middle" draw:ole-draw-aspect="1" style:protect="size"/>
    </style:style>
    <style:style style:name="gr11" style:family="graphic" style:parent-style-name="塗りつぶしなし線なしオブジェクト">
      <style:graphic-properties draw:fill="solid" draw:fill-color="#ffcc00" draw:textarea-vertical-align="middle" draw:ole-draw-aspect="1" style:protect="size"/>
    </style:style>
    <style:style style:name="gr12" style:family="graphic" style:parent-style-name="塗りつぶしなし線なしオブジェクト">
      <style:graphic-properties draw:fill="solid" draw:fill-color="#b2b2b2" draw:textarea-vertical-align="middle" draw:ole-draw-aspect="1" style:protect="size"/>
    </style:style>
    <style:style style:name="gr13" style:family="graphic" style:parent-style-name="objectwithoutfill">
      <style:graphic-properties draw:stroke="dash" draw:stroke-dash="Ultrafine_20_Dashed" svg:stroke-width="0.053cm" svg:stroke-color="#ff3399" draw:marker-start-width="0.279cm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塗りつぶしなし線なしオブジェクト">
      <style:graphic-properties draw:fill="solid" draw:fill-color="#ffffff" draw:textarea-vertical-align="middle" draw:ole-draw-aspect="1" style:protect="size"/>
    </style:style>
    <style:style style:name="gr15" style:family="graphic" style:parent-style-name="塗りつぶしなし線なしオブジェクト">
      <style:graphic-properties draw:fill="none" draw:fill-color="#ffffff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fo:min-height="1.001cm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svg:stroke-linecap="round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9900"/>
      <style:paragraph-properties fo:text-align="center"/>
    </style:style>
    <style:style style:name="P4" style:family="paragraph">
      <loext:graphic-properties draw:fill="solid" draw:fill-color="#ffcc00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8pt"/>
    </style:style>
    <style:style style:name="T1" style:family="text">
      <style:text-properties fo:font-size="14pt" style:font-size-asian="14pt" style:font-size-complex="18pt"/>
    </style:style>
    <style:style style:name="T2" style:family="text">
      <style:text-properties fo:font-size="14pt" fo:font-weight="bold" style:font-size-asian="14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8.4cm" svg:height="6.3cm" svg:x="4.7cm" svg:y="9.4cm">
            <draw:image xlink:href="Pictures/1000000000000280000001E0BF80C38FB71D481C.png" xlink:type="simple" xlink:show="embed" xlink:actuate="onLoad">
              <text:p/>
            </draw:image>
          </draw:frame>
          <draw:custom-shape draw:style-name="gr2" draw:text-style-name="P2" draw:layer="layout" svg:width="2.5cm" svg:height="0.4cm" svg:x="8.7cm" svg:y="1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4cm" svg:x="4.9cm" svg:y="12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4cm" svg:x="7.4cm" svg:y="14.5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4cm" svg:x="11.7cm" svg:y="14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3.4cm" svg:x="5.4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3.4cm" draw:transform="rotate (-0.999899128467552) translate (12.361cm 13.21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6cm" svg:height="4.631cm" draw:transform="skewX (-0.0101229096615671) rotate (1.45892072174206) translate (5.664cm 14.784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4cm" svg:y1="13.304cm" svg:x2="9.4cm" svg:y2="11.7cm">
            <text:p/>
          </draw:line>
          <dr3d:scene draw:style-name="gr7" svg:width="0.6cm" svg:height="1cm" svg:x="9.1cm" svg:y="12.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8" draw:layer="layout" svg:viewBox="0 -5000 2500 10000" svg:d="M0 5000l125-500 125-500 250-1000 500-2000 500-2000 500-2000 500-2000h-500-500-500-500-250-250z"/>
          </dr3d:scene>
          <dr3d:scene draw:style-name="gr7" svg:width="0.6cm" svg:height="1cm" svg:x="9.1cm" svg:y="10.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8" draw:layer="layout" svg:viewBox="0 -5000 2500 10000" svg:d="M0 5000l125-500 125-500 250-1000 500-2000 500-2000 500-2000 500-2000h-500-500-500-500-250-250z"/>
          </dr3d:scene>
          <draw:path draw:style-name="gr9" draw:text-style-name="P1" draw:layer="layout" svg:width="2.546cm" svg:height="1.35cm" draw:transform="skewX (0.461115988376902) rotate (1.12172311025676) translate (8.91194688310277cm 12.712742107349cm)" svg:viewBox="0 0 2547 1351" svg:d="M0 779c890 683 2623 752 2544 218-78-534-1332-907-1420-997">
            <text:p/>
          </draw:path>
          <draw:frame draw:style-name="gr10" draw:text-style-name="P3" draw:layer="layout" svg:width="0.679cm" svg:height="0.758cm" svg:x="8.9cm" svg:y="13.542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1" draw:text-style-name="P4" draw:layer="layout" svg:width="0.637cm" svg:height="0.758cm" svg:x="8.521cm" svg:y="10.7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2" draw:text-style-name="P5" draw:layer="layout" svg:width="0.802cm" svg:height="0.817cm" svg:x="10.9cm" svg:y="11.2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13" draw:text-style-name="P1" draw:layer="layout" svg:x1="6.1cm" svg:y1="12.2cm" svg:x2="9.5cm" svg:y2="11.7cm">
            <text:p/>
          </draw:line>
          <draw:line draw:style-name="gr13" draw:text-style-name="P1" draw:layer="layout" svg:x1="6.1cm" svg:y1="13.9cm" svg:x2="9.5cm" svg:y2="13.4cm">
            <text:p/>
          </draw:line>
          <draw:frame draw:style-name="gr14" draw:text-style-name="P6" draw:layer="layout" svg:width="1.786cm" svg:height="0.931cm" svg:x="4.2cm" svg:y="11.969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4" draw:text-style-name="P6" draw:layer="layout" svg:width="1.812cm" svg:height="0.931cm" svg:x="4.2cm" svg:y="13.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5" draw:text-style-name="P7" draw:layer="layout" svg:width="7.782cm" svg:height="1.365cm" svg:x="6.018cm" svg:y="9.235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6" draw:text-style-name="P8" draw:layer="layout" svg:width="4.5cm" svg:height="1.251cm" svg:x="4.1cm" svg:y="8.354cm">
            <draw:text-box>
              <text:p><text:span text:style-name="T1">保存力</text:span><text:span text:style-name="T2">でない</text:span><text:span text:style-name="T1">例</text:span></text:p>
            </draw:text-box>
          </draw:frame>
          <draw:line draw:style-name="gr17" draw:text-style-name="P1" draw:layer="layout" svg:x1="6.01cm" svg:y1="14.2cm" svg:x2="11.01cm" svg:y2="14.7cm">
            <text:p/>
          </draw:line>
          <draw:line draw:style-name="gr18" draw:text-style-name="P1" draw:layer="layout" svg:x1="6.04cm" svg:y1="14.2cm" svg:x2="7.84cm" svg:y2="13cm">
            <text:p/>
          </draw:line>
          <draw:line draw:style-name="gr18" draw:text-style-name="P1" draw:layer="layout" svg:x1="6.045cm" svg:y1="14.2cm" svg:x2="6.045cm" svg:y2="11.4cm">
            <text:p/>
          </draw:line>
          <draw:frame draw:style-name="gr14" draw:text-style-name="P6" draw:layer="layout" svg:width="0.608cm" svg:height="0.766cm" svg:x="9.692cm" svg:y="14.734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4" draw:text-style-name="P6" draw:layer="layout" svg:width="0.571cm" svg:height="0.766cm" svg:x="6.7cm" svg:y="12.534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4" draw:text-style-name="P6" draw:layer="layout" svg:width="0.702cm" svg:height="0.766cm" svg:x="5.198cm" svg:y="11.1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sparkt</meta:initial-creator>
    <meta:creation-date>2017-01-07T04:09:37.222577892</meta:creation-date>
    <dc:date>2017-01-07T04:43:28.702361225</dc:date>
    <dc:creator>minsparkt</dc:creator>
    <meta:editing-duration>PT32M37S</meta:editing-duration>
    <meta:editing-cycles>16</meta:editing-cycles>
    <meta:generator>LibreOffice/5.0.3.2$Linux_X86_64 LibreOffice_project/00m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style mathvariant="normal">
      <mi mathvariant="normal">A</mi>
    </mstyle>
    <annotation encoding="StarMath 5.0">nitalic A</annotation>
  </semantics>
</math>
</file>

<file path=Object 2/content.xml><?xml version="1.0" encoding="utf-8"?>
<math xmlns="http://www.w3.org/1998/Math/MathML" display="block">
  <semantics>
    <mstyle mathvariant="normal">
      <mi mathvariant="normal">B</mi>
    </mstyle>
    <annotation encoding="StarMath 5.0">nitalic B</annotation>
  </semantics>
</math>
</file>

<file path=Object 3/content.xml><?xml version="1.0" encoding="utf-8"?>
<math xmlns="http://www.w3.org/1998/Math/MathML" display="block">
  <semantics>
    <mstyle mathvariant="normal">
      <msub>
        <mi mathvariant="normal">C</mi>
        <mn>1</mn>
      </msub>
    </mstyle>
    <annotation encoding="StarMath 5.0">nitalic C_1</annotation>
  </semantics>
</math>
</file>

<file path=Object 4/content.xml><?xml version="1.0" encoding="utf-8"?>
<math xmlns="http://www.w3.org/1998/Math/MathML" display="block">
  <semantics>
    <mrow>
      <mi>U</mi>
      <mrow>
        <mo fence="true" stretchy="false">(</mo>
        <mrow>
          <mstyle mathvariant="bold">
            <msub>
              <mi>r</mi>
              <mstyle mathvariant="normal">
                <mi mathvariant="normal">B</mi>
              </mstyle>
            </msub>
          </mstyle>
        </mrow>
        <mo fence="true" stretchy="false">)</mo>
      </mrow>
    </mrow>
    <annotation encoding="StarMath 5.0">U(bold{r}_{nitalic nbold B})</annotation>
  </semantics>
</math>
</file>

<file path=Object 5/content.xml><?xml version="1.0" encoding="utf-8"?>
<math xmlns="http://www.w3.org/1998/Math/MathML" display="block">
  <semantics>
    <mrow>
      <mi>U</mi>
      <mrow>
        <mo fence="true" stretchy="false">(</mo>
        <mrow>
          <mstyle mathvariant="bold">
            <msub>
              <mi>r</mi>
              <mstyle mathvariant="normal">
                <mi mathvariant="normal">A</mi>
              </mstyle>
            </msub>
          </mstyle>
        </mrow>
        <mo fence="true" stretchy="false">)</mo>
      </mrow>
    </mrow>
    <annotation encoding="StarMath 5.0">U(bold{r}_{nitalic nbold A})</annotation>
  </semantics>
</math>
</file>

<file path=Object 6/content.xml><?xml version="1.0" encoding="utf-8"?>
<math xmlns="http://www.w3.org/1998/Math/MathML" display="block">
  <semantics>
    <mrow>
      <mrow>
        <munder>
          <mo stretchy="false">∫</mo>
          <mstyle mathvariant="normal">
            <msub>
              <mi mathvariant="normal">C</mi>
              <mn>1</mn>
            </msub>
          </mstyle>
        </munder>
        <mstyle mathvariant="bold">
          <mi>F</mi>
        </mstyle>
      </mrow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⋅</mo>
        <mstyle mathvariant="normal">
          <mi mathvariant="normal">d</mi>
        </mstyle>
      </mrow>
      <mrow>
        <mstyle mathvariant="bold">
          <mi>l</mi>
        </mstyle>
        <mo stretchy="false">=</mo>
        <mi>U</mi>
      </mrow>
      <mrow>
        <mrow>
          <mo fence="true" stretchy="false">(</mo>
          <mrow>
            <mstyle mathvariant="bold">
              <msub>
                <mi>r</mi>
                <mstyle mathvariant="normal">
                  <mi mathvariant="normal">B</mi>
                </mstyle>
              </msub>
            </mstyle>
          </mrow>
          <mo fence="true" stretchy="false">)</mo>
        </mrow>
        <mo stretchy="false">−</mo>
        <mi>U</mi>
      </mrow>
      <mrow>
        <mrow>
          <mo fence="true" stretchy="false">(</mo>
          <mrow>
            <mstyle mathvariant="bold">
              <msub>
                <mi>r</mi>
                <mstyle mathvariant="normal">
                  <mi mathvariant="normal">A</mi>
                </mstyle>
              </msub>
            </mstyle>
          </mrow>
          <mo fence="true" stretchy="false">)</mo>
        </mrow>
        <mo stretchy="false">≠</mo>
        <mn>0</mn>
      </mrow>
    </mrow>
    <annotation encoding="StarMath 5.0">int from{nitalic C_1}  bold F(bold r) cdot nitalic d bold l= U(bold{r}_{nitalic nbold B}) - U(bold{r}_{nitalic nbold A})  neq 0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i>y</mi>
    <annotation encoding="StarMath 5.0">y</annotation>
  </semantics>
</math>
</file>

<file path=Object 9/content.xml><?xml version="1.0" encoding="utf-8"?>
<math xmlns="http://www.w3.org/1998/Math/MathML" display="block">
  <semantics>
    <mi>U</mi>
    <annotation encoding="StarMath 5.0">U</annotation>
  </semantics>
</math>
</file>